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Himalaya" svg:font-family="'Microsoft Himalaya'" style:font-pitch="variable"/>
    <style:font-face style:name="Microsoft JhengHei Light" svg:font-family="'Microsoft JhengHei Light'" style:font-family-generic="swiss" style:font-pitch="variable"/>
    <style:font-face style:name="Microsoft JhengHei UI Light" svg:font-family="'Microsoft JhengHei UI Light'" style:font-adornments="Regular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cb4a6" officeooo:paragraph-rsid="001cb4a6"/>
    </style:style>
    <style:style style:name="P2" style:family="paragraph" style:parent-style-name="Standard">
      <style:paragraph-properties fo:text-align="center" style:justify-single-word="false"/>
      <style:text-properties style:font-name="Microsoft JhengHei UI Light" fo:font-size="48pt" officeooo:rsid="001cb4a6" officeooo:paragraph-rsid="001cb4a6" style:font-size-asian="48pt" style:font-size-complex="48pt"/>
    </style:style>
    <style:style style:name="P3" style:family="paragraph" style:parent-style-name="Standard">
      <style:text-properties style:font-name="Microsoft JhengHei UI Light" officeooo:rsid="001cb4a6" officeooo:paragraph-rsid="001cb4a6"/>
    </style:style>
    <style:style style:name="P4" style:family="paragraph" style:parent-style-name="Standard">
      <style:paragraph-properties fo:text-align="end" style:justify-single-word="false"/>
      <style:text-properties style:font-name="Microsoft JhengHei UI Light" fo:font-size="16pt" officeooo:rsid="001cb4a6" officeooo:paragraph-rsid="001cb4a6" style:font-size-asian="16pt" style:font-size-complex="16pt"/>
    </style:style>
    <style:style style:name="P5" style:family="paragraph" style:parent-style-name="Standard">
      <style:text-properties style:font-name="Microsoft JhengHei UI Light" officeooo:rsid="001cd33f" officeooo:paragraph-rsid="001cd33f"/>
    </style:style>
    <style:style style:name="P6" style:family="paragraph" style:parent-style-name="Standard">
      <style:text-properties style:font-name="Microsoft JhengHei UI Light" officeooo:rsid="001eb627" officeooo:paragraph-rsid="001eb627"/>
    </style:style>
    <style:style style:name="P7" style:family="paragraph" style:parent-style-name="Standard">
      <style:text-properties style:font-name="Microsoft JhengHei UI Light" officeooo:rsid="002047a0" officeooo:paragraph-rsid="002047a0"/>
    </style:style>
    <style:style style:name="P8" style:family="paragraph" style:parent-style-name="Standard">
      <style:text-properties style:font-name="Microsoft JhengHei UI Light" officeooo:rsid="00209ff9" officeooo:paragraph-rsid="00209ff9"/>
    </style:style>
    <style:style style:name="P9" style:family="paragraph" style:parent-style-name="Standard">
      <style:text-properties style:font-name="Microsoft JhengHei UI Light" fo:font-size="10.5pt" fo:font-weight="bold" officeooo:rsid="001cb4a6" officeooo:paragraph-rsid="001cb4a6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Microsoft JhengHei UI Light" fo:font-size="10.5pt" fo:font-weight="bold" officeooo:rsid="001eb627" officeooo:paragraph-rsid="001eb627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Microsoft JhengHei UI Light" fo:font-size="10.5pt" fo:font-weight="bold" officeooo:rsid="00209ff9" officeooo:paragraph-rsid="00209ff9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Microsoft JhengHei UI Light" fo:font-size="10.5pt" fo:font-weight="bold" officeooo:rsid="00271d8a" officeooo:paragraph-rsid="00271d8a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Microsoft JhengHei UI Light" fo:font-size="10.5pt" officeooo:rsid="001cb4a6" officeooo:paragraph-rsid="001cb4a6" style:font-size-asian="10.5pt" style:font-size-complex="10.5pt"/>
    </style:style>
    <style:style style:name="P14" style:family="paragraph" style:parent-style-name="Standard">
      <style:text-properties style:font-name="Microsoft JhengHei UI Light" fo:font-size="10.5pt" officeooo:rsid="00216f26" officeooo:paragraph-rsid="00216f26" style:font-size-asian="10.5pt" style:font-size-complex="10.5pt"/>
    </style:style>
    <style:style style:name="P15" style:family="paragraph" style:parent-style-name="Standard">
      <style:text-properties style:font-name="Microsoft JhengHei UI Light" fo:font-size="10.5pt" officeooo:rsid="001eb627" officeooo:paragraph-rsid="001eb627" style:font-size-asian="10.5pt" style:font-size-complex="10.5pt"/>
    </style:style>
    <style:style style:name="P16" style:family="paragraph" style:parent-style-name="Standard">
      <style:text-properties style:font-name="Microsoft JhengHei UI Light" fo:font-size="10.5pt" officeooo:rsid="001cd33f" officeooo:paragraph-rsid="001cd33f" style:font-size-asian="10.5pt" style:font-size-complex="10.5pt"/>
    </style:style>
    <style:style style:name="P17" style:family="paragraph" style:parent-style-name="Standard">
      <style:text-properties style:font-name="Microsoft JhengHei UI Light" fo:font-size="10.5pt" officeooo:rsid="002047a0" officeooo:paragraph-rsid="002047a0" style:font-size-asian="10.5pt" style:font-size-complex="10.5pt"/>
    </style:style>
    <style:style style:name="P18" style:family="paragraph" style:parent-style-name="Standard">
      <style:text-properties style:font-name="Microsoft JhengHei UI Light" fo:font-size="10.5pt" officeooo:rsid="0022ab57" officeooo:paragraph-rsid="0022ab57" style:font-size-asian="10.5pt" style:font-size-complex="10.5pt"/>
    </style:style>
    <style:style style:name="P19" style:family="paragraph" style:parent-style-name="Standard">
      <style:text-properties style:font-name="Microsoft JhengHei UI Light" fo:font-size="10.5pt" officeooo:rsid="0022ab57" officeooo:paragraph-rsid="002047a0" style:font-size-asian="10.5pt" style:font-size-complex="10.5pt"/>
    </style:style>
    <style:style style:name="P20" style:family="paragraph" style:parent-style-name="Standard">
      <style:text-properties style:font-name="Microsoft JhengHei UI Light" fo:font-size="10.5pt" officeooo:rsid="00209ff9" officeooo:paragraph-rsid="00209ff9" style:font-size-asian="10.5pt" style:font-size-complex="10.5pt"/>
    </style:style>
    <style:style style:name="P21" style:family="paragraph" style:parent-style-name="Standard">
      <style:paragraph-properties fo:text-align="center" style:justify-single-word="false"/>
      <style:text-properties fo:color="#2a6099" loext:opacity="100%" style:font-name="Microsoft JhengHei UI Light" fo:font-size="48pt" fo:font-weight="bold" officeooo:rsid="001cb4a6" officeooo:paragraph-rsid="001cb4a6" style:font-size-asian="48pt" style:font-weight-asian="bold" style:font-size-complex="48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2ef33d"/>
    </style:style>
    <style:style style:name="P24" style:family="paragraph" style:parent-style-name="Standard">
      <style:text-properties fo:color="#00a933" loext:opacity="100%" style:font-name="Microsoft JhengHei UI Light" fo:font-size="10.5pt" officeooo:rsid="0022ab57" officeooo:paragraph-rsid="0022ab57" style:font-size-asian="10.5pt" style:font-size-complex="10.5pt"/>
    </style:style>
    <style:style style:name="P25" style:family="paragraph" style:parent-style-name="Standard">
      <style:text-properties fo:color="#00a933" loext:opacity="100%" style:font-name="Microsoft JhengHei UI Light" fo:font-size="10.5pt" officeooo:rsid="0026081f" officeooo:paragraph-rsid="0026081f" style:font-size-asian="10.5pt" style:font-size-complex="10.5pt"/>
    </style:style>
    <style:style style:name="P26" style:family="paragraph" style:parent-style-name="Standard">
      <style:text-properties fo:color="#00a933" loext:opacity="100%" style:font-name="Microsoft JhengHei UI Light" fo:font-size="10.5pt" officeooo:rsid="00262818" officeooo:paragraph-rsid="0026081f" style:font-size-asian="10.5pt" style:font-size-complex="10.5pt"/>
    </style:style>
    <style:style style:name="P27" style:family="paragraph" style:parent-style-name="Standard">
      <style:text-properties fo:color="#00a933" loext:opacity="100%" style:font-name="Microsoft JhengHei UI Light" fo:font-size="10.5pt" officeooo:rsid="002047a0" officeooo:paragraph-rsid="002047a0" style:font-size-asian="10.5pt" style:font-size-complex="10.5pt"/>
    </style:style>
    <style:style style:name="P28" style:family="paragraph" style:parent-style-name="Standard">
      <style:text-properties fo:color="#00a933" loext:opacity="100%" style:font-name="Microsoft JhengHei UI Light" fo:font-size="10.5pt" officeooo:rsid="00271d8a" officeooo:paragraph-rsid="00271d8a" style:font-size-asian="10.5pt" style:font-size-complex="10.5pt"/>
    </style:style>
    <style:style style:name="P29" style:family="paragraph" style:parent-style-name="Standard">
      <style:text-properties fo:color="#00a933" loext:opacity="100%" style:font-name="Microsoft JhengHei UI Light" fo:font-size="10.5pt" officeooo:rsid="002852d0" officeooo:paragraph-rsid="002852d0" style:font-size-asian="10.5pt" style:font-size-complex="10.5pt"/>
    </style:style>
    <style:style style:name="P30" style:family="paragraph" style:parent-style-name="Standard">
      <style:text-properties fo:color="#00a933" loext:opacity="100%" style:font-name="Microsoft JhengHei UI Light" fo:font-size="10.5pt" officeooo:rsid="00209ff9" officeooo:paragraph-rsid="00209ff9" style:font-size-asian="10.5pt" style:font-size-complex="10.5pt"/>
    </style:style>
    <style:style style:name="P31" style:family="paragraph" style:parent-style-name="Standard">
      <style:text-properties fo:color="#00a933" loext:opacity="100%" style:font-name="Microsoft JhengHei UI Light" fo:font-size="10.5pt" officeooo:rsid="00334629" officeooo:paragraph-rsid="00334629" style:font-size-asian="10.5pt" style:font-size-complex="10.5pt"/>
    </style:style>
    <style:style style:name="P32" style:family="paragraph" style:parent-style-name="Standard">
      <style:text-properties fo:color="#00a933" loext:opacity="100%" style:font-name="Microsoft JhengHei UI Light" fo:font-size="10.5pt" fo:font-weight="normal" officeooo:rsid="0022ab57" officeooo:paragraph-rsid="0022ab57" style:font-size-asian="10.5pt" style:font-weight-asian="normal" style:font-size-complex="10.5pt" style:font-weight-complex="normal"/>
    </style:style>
    <style:style style:name="P33" style:family="paragraph" style:parent-style-name="Standard">
      <style:text-properties fo:color="#00a933" loext:opacity="100%" style:font-name="Microsoft JhengHei UI Light" fo:font-size="10.5pt" fo:font-weight="normal" officeooo:rsid="00334629" officeooo:paragraph-rsid="00334629" fo:background-color="transparent" style:font-size-asian="10.5pt" style:font-weight-asian="normal" style:font-size-complex="10.5pt" style:font-weight-complex="normal"/>
    </style:style>
    <style:style style:name="P34" style:family="paragraph" style:parent-style-name="Standard">
      <style:text-properties fo:color="#00a933" loext:opacity="100%" style:font-name="Microsoft JhengHei UI Light" fo:font-size="10.5pt" fo:font-weight="normal" officeooo:rsid="00334629" officeooo:paragraph-rsid="0034f7f7" fo:background-color="transparent" style:font-size-asian="10.5pt" style:font-weight-asian="normal" style:font-size-complex="10.5pt" style:font-weight-complex="normal"/>
    </style:style>
    <style:style style:name="P35" style:family="paragraph" style:parent-style-name="Standard">
      <style:paragraph-properties style:line-height-at-least="0.503cm"/>
      <style:text-properties fo:color="#00a933" loext:opacity="100%" style:font-name="Microsoft JhengHei UI Light" fo:font-size="10.5pt" fo:font-weight="normal" fo:background-color="transparent" style:font-size-asian="10.5pt" style:font-size-complex="10.5pt"/>
    </style:style>
    <style:style style:name="P36" style:family="paragraph" style:parent-style-name="Standard">
      <style:text-properties fo:color="#00a933" loext:opacity="100%" style:font-name="Microsoft JhengHei UI Light" fo:font-size="10.5pt" fo:font-weight="normal" officeooo:rsid="00334629" officeooo:paragraph-rsid="00334629" fo:background-color="transparent" style:font-size-asian="10.5pt" style:font-size-complex="10.5pt"/>
    </style:style>
    <style:style style:name="P37" style:family="paragraph" style:parent-style-name="Standard">
      <style:paragraph-properties style:line-height-at-least="0.503cm"/>
      <style:text-properties fo:color="#00a933" loext:opacity="100%" style:font-name="Microsoft JhengHei UI Light" fo:font-size="10.5pt" fo:background-color="transparent" style:font-size-asian="10.5pt" style:font-size-complex="10.5pt"/>
    </style:style>
    <style:style style:name="P38" style:family="paragraph" style:parent-style-name="Standard">
      <style:paragraph-properties fo:margin-top="0cm" fo:margin-bottom="0.499cm" style:contextual-spacing="false" style:line-height-at-least="0.503cm"/>
      <style:text-properties fo:color="#00a933" loext:opacity="100%" style:font-name="Microsoft JhengHei UI Light" fo:font-size="10.5pt" fo:background-color="transparent" style:font-size-asian="10.5pt" style:font-size-complex="10.5pt"/>
    </style:style>
    <style:style style:name="P39" style:family="paragraph" style:parent-style-name="Standard">
      <style:text-properties fo:color="#ff0000" loext:opacity="100%" style:font-name="Microsoft JhengHei UI Light" fo:font-size="14pt" fo:font-weight="bold" officeooo:rsid="00271d8a" officeooo:paragraph-rsid="00271d8a" style:font-size-asian="14pt" style:font-weight-asian="bold" style:font-size-complex="14pt" style:font-weight-complex="bold"/>
    </style:style>
    <style:style style:name="P40" style:family="paragraph" style:parent-style-name="Standard">
      <style:text-properties fo:color="#ff0000" loext:opacity="100%" style:font-name="Microsoft JhengHei UI Light" fo:font-size="14pt" fo:font-weight="bold" officeooo:rsid="00271d8a" officeooo:paragraph-rsid="00334629" style:font-size-asian="14pt" style:font-weight-asian="bold" style:font-size-complex="14pt" style:font-weight-complex="bold"/>
    </style:style>
    <style:style style:name="P41" style:family="paragraph" style:parent-style-name="Standard">
      <style:text-properties fo:color="#ff0000" loext:opacity="100%" style:font-name="Microsoft JhengHei UI Light" fo:font-size="14pt" fo:font-weight="bold" officeooo:rsid="00271d8a" officeooo:paragraph-rsid="0034f7f7" style:font-size-asian="14pt" style:font-weight-asian="bold" style:font-size-complex="14pt" style:font-weight-complex="bold"/>
    </style:style>
    <style:style style:name="P42" style:family="paragraph" style:parent-style-name="Standard">
      <style:text-properties fo:color="#ff0000" loext:opacity="100%" style:font-name="Microsoft JhengHei UI Light" fo:font-size="14pt" fo:font-weight="bold" officeooo:rsid="0034f7f7" officeooo:paragraph-rsid="0034f7f7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a933" loext:opacity="100%" style:font-name="Microsoft JhengHei UI Light" fo:font-size="10.5pt" fo:letter-spacing="normal" fo:font-weight="normal" fo:background-color="#ffffff" style:font-size-asian="10.5pt" style:font-weight-asian="normal" style:font-size-complex="10.5pt" style:font-weight-complex="normal" loext:padding="0cm" loext:border="none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a933" loext:opacity="100%" style:font-name="Microsoft JhengHei UI Light" fo:font-size="10.5pt" fo:letter-spacing="normal" fo:background-color="#ffffff" style:font-size-asian="10.5pt" style:font-size-complex="10.5pt" loext:padding="0cm" loext:border="none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a933" loext:opacity="100%" style:font-name="Microsoft JhengHei UI Light" fo:font-size="10.5pt" fo:letter-spacing="normal" fo:background-color="transparent" style:font-size-asian="10.5pt" style:font-size-complex="10.5pt" loext:padding="0cm" loext:border="none"/>
    </style:style>
    <style:style style:name="P46" style:family="paragraph" style:parent-style-name="Standard">
      <style:text-properties fo:color="#000000" loext:opacity="100%" style:font-name="Microsoft JhengHei UI Light" fo:font-size="10.5pt" officeooo:rsid="0026081f" officeooo:paragraph-rsid="0026081f" style:font-size-asian="10.5pt" style:font-size-complex="10.5pt"/>
    </style:style>
    <style:style style:name="P47" style:family="paragraph" style:parent-style-name="Standard">
      <style:text-properties fo:color="#000000" loext:opacity="100%" style:font-name="Microsoft JhengHei UI Light" fo:font-size="10.5pt" officeooo:rsid="00262818" officeooo:paragraph-rsid="0026081f" style:font-size-asian="10.5pt" style:font-size-complex="10.5pt"/>
    </style:style>
    <style:style style:name="P48" style:family="paragraph" style:parent-style-name="Standard">
      <style:text-properties fo:color="#000000" loext:opacity="100%" style:font-name="Microsoft JhengHei UI Light" fo:font-size="10.5pt" officeooo:rsid="00271d8a" officeooo:paragraph-rsid="00271d8a" style:font-size-asian="10.5pt" style:font-size-complex="10.5pt"/>
    </style:style>
    <style:style style:name="P49" style:family="paragraph" style:parent-style-name="Standard">
      <style:text-properties fo:color="#000000" loext:opacity="100%" style:font-name="Microsoft JhengHei UI Light" fo:font-size="10.5pt" officeooo:rsid="002852d0" officeooo:paragraph-rsid="002852d0" style:font-size-asian="10.5pt" style:font-size-complex="10.5pt"/>
    </style:style>
    <style:style style:name="P50" style:family="paragraph" style:parent-style-name="Standard">
      <style:text-properties fo:color="#000000" loext:opacity="100%" style:font-name="Microsoft JhengHei UI Light" fo:font-size="10.5pt" officeooo:rsid="00334629" officeooo:paragraph-rsid="00334629" style:font-size-asian="10.5pt" style:font-size-complex="10.5pt"/>
    </style:style>
    <style:style style:name="P51" style:family="paragraph" style:parent-style-name="Standard">
      <style:text-properties fo:color="#000000" loext:opacity="100%" style:font-name="Microsoft JhengHei UI Light" fo:font-size="10.5pt" fo:font-weight="normal" officeooo:rsid="00334629" officeooo:paragraph-rsid="00334629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color="#000000" loext:opacity="100%" style:font-name="Microsoft JhengHei UI Light" fo:font-size="10.5pt" fo:font-weight="normal" officeooo:rsid="0034f7f7" officeooo:paragraph-rsid="0034f7f7" style:font-size-asian="10.5pt" style:font-weight-asian="normal" style:font-size-complex="10.5pt" style:font-weight-complex="normal"/>
    </style:style>
    <style:style style:name="P53" style:family="paragraph" style:parent-style-name="Standard">
      <style:paragraph-properties style:line-height-at-least="0.503cm"/>
      <style:text-properties officeooo:paragraph-rsid="002ef33d"/>
    </style:style>
    <style:style style:name="P54" style:family="paragraph" style:parent-style-name="Preformatted_20_Text">
      <style:text-properties fo:color="#ff0000" loext:opacity="100%" style:font-name="Microsoft JhengHei UI Light" fo:font-size="14pt" fo:font-weight="bold" officeooo:rsid="00271d8a" officeooo:paragraph-rsid="00386150" style:font-size-asian="14pt" style:font-weight-asian="bold" style:font-size-complex="14pt" style:font-weight-complex="bold"/>
    </style:style>
    <style:style style:name="P55" style:family="paragraph" style:parent-style-name="Standard">
      <style:text-properties fo:color="#ff0000" loext:opacity="100%" style:font-name="Microsoft JhengHei UI Light" fo:font-size="14pt" fo:font-weight="bold" officeooo:rsid="001cb4a6" officeooo:paragraph-rsid="001cb4a6" style:font-size-asian="14pt" style:font-weight-asian="bold" style:font-size-complex="14pt" style:font-weight-complex="bold"/>
    </style:style>
    <style:style style:name="P56" style:family="paragraph" style:parent-style-name="Standard">
      <style:text-properties fo:color="#ff0000" loext:opacity="100%" style:font-name="Microsoft JhengHei UI Light" fo:font-size="14pt" fo:font-weight="bold" officeooo:rsid="00271d8a" officeooo:paragraph-rsid="00386150" style:font-size-asian="14pt" style:font-weight-asian="bold" style:font-size-complex="14pt" style:font-weight-complex="bold"/>
    </style:style>
    <style:style style:name="P57" style:family="paragraph" style:parent-style-name="Standard" style:list-style-name="L1">
      <style:text-properties fo:color="#00a933" loext:opacity="100%" style:font-name="Microsoft JhengHei UI Light" fo:font-size="10.5pt" officeooo:rsid="001cb4a6" officeooo:paragraph-rsid="001cb4a6" style:font-size-asian="10.5pt" style:font-size-complex="10.5pt"/>
    </style:style>
    <style:style style:name="P58" style:family="paragraph" style:parent-style-name="Standard" style:list-style-name="L2">
      <style:text-properties fo:color="#00a933" loext:opacity="100%" style:font-name="Microsoft JhengHei UI Light" fo:font-size="10.5pt" officeooo:rsid="001cd33f" officeooo:paragraph-rsid="001cd33f" style:font-size-asian="10.5pt" style:font-size-complex="10.5pt"/>
    </style:style>
    <style:style style:name="P59" style:family="paragraph" style:parent-style-name="Standard">
      <style:paragraph-properties style:line-height-at-least="0.503cm"/>
      <style:text-properties fo:color="#00a933" loext:opacity="100%" style:font-name="Microsoft JhengHei UI Light" fo:font-size="10.5pt" fo:font-weight="normal" fo:background-color="transparent" style:font-size-asian="10.5pt" style:font-size-complex="10.5pt"/>
    </style:style>
    <style:style style:name="P60" style:family="paragraph" style:parent-style-name="Standard">
      <style:paragraph-properties style:line-height-at-least="0.503cm"/>
      <style:text-properties fo:color="#00a933" loext:opacity="100%" style:font-name="Microsoft JhengHei UI Light" fo:font-size="10.5pt" fo:font-weight="normal" officeooo:paragraph-rsid="002ef33d" fo:background-color="transparent" style:font-size-asian="10.5pt" style:font-size-complex="10.5pt"/>
    </style:style>
    <style:style style:name="P61" style:family="paragraph" style:parent-style-name="Standard">
      <style:paragraph-properties style:line-height-at-least="0.503cm"/>
      <style:text-properties fo:color="#00a933" loext:opacity="100%" style:font-name="Microsoft JhengHei UI Light" fo:font-size="10.5pt" fo:font-style="italic" fo:font-weight="normal" fo:background-color="transparent" style:font-size-asian="10.5pt" style:font-size-complex="10.5pt"/>
    </style:style>
    <style:style style:name="P62" style:family="paragraph" style:parent-style-name="Standard">
      <style:text-properties style:font-name="Microsoft JhengHei UI Light" fo:font-size="10.5pt" fo:font-weight="bold" officeooo:rsid="00334629" officeooo:paragraph-rsid="00334629" style:font-size-asian="10.5pt" style:font-weight-asian="bold" style:font-size-complex="10.5pt" style:font-weight-complex="bold"/>
    </style:style>
    <style:style style:name="P63" style:family="paragraph" style:parent-style-name="Standard">
      <style:text-properties style:font-name="Microsoft JhengHei UI Light" fo:font-size="10.5pt" fo:font-weight="bold" officeooo:rsid="00386150" officeooo:paragraph-rsid="00386150" style:font-size-asian="10.5pt" style:font-weight-asian="bold" style:font-size-complex="10.5pt" style:font-weight-complex="bold"/>
    </style:style>
    <style:style style:name="T1" style:family="text">
      <style:text-properties officeooo:rsid="001eb627"/>
    </style:style>
    <style:style style:name="T2" style:family="text">
      <style:text-properties officeooo:rsid="0022ab5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style:font-name="Microsoft JhengHei UI Ligh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8" style:family="text">
      <style:text-properties fo:font-variant="normal" fo:text-transform="none" fo:color="#00a933" loext:opacity="100%" style:font-name="Microsoft JhengHei UI Light" fo:font-size="10.5pt" fo:letter-spacing="normal" fo:font-weight="normal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9" style:family="text">
      <style:text-properties fo:font-variant="normal" fo:text-transform="none" fo:color="#00a933" loext:opacity="100%" style:font-name="Microsoft JhengHei UI Light" fo:font-size="10.5pt" fo:letter-spacing="normal" fo:font-style="normal" fo:font-weight="normal" fo:background-color="#ffffff" loext:char-shading-value="0" style:font-size-asian="10.5pt" style:font-weight-asian="normal" style:font-size-complex="10.5pt" style:font-weight-complex="normal" loext:padding="0cm" loext:border="none"/>
    </style:style>
    <style:style style:name="T10" style:family="text">
      <style:text-properties fo:font-variant="normal" fo:text-transform="none" fo:color="#00a933" loext:opacity="100%" style:font-name="Microsoft JhengHei UI Light" fo:font-size="10.5pt" fo:letter-spacing="normal" fo:font-style="normal" fo:font-weight="normal" fo:background-color="#ffffff" loext:char-shading-value="0" style:font-size-asian="10.5pt" style:font-size-complex="10.5pt" loext:padding="0cm" loext:border="none"/>
    </style:style>
    <style:style style:name="T11" style:family="text">
      <style:text-properties fo:font-variant="normal" fo:text-transform="none" fo:color="#00a933" loext:opacity="100%" style:font-name="Microsoft JhengHei UI Light" fo:font-size="10.5pt" fo:letter-spacing="normal" fo:font-style="normal" fo:font-weight="normal" officeooo:rsid="002d9969" fo:background-color="#ffffff" loext:char-shading-value="0" style:font-size-asian="10.5pt" style:font-size-complex="10.5pt" loext:padding="0cm" loext:border="none"/>
    </style:style>
    <style:style style:name="T12" style:family="text">
      <style:text-properties fo:font-variant="normal" fo:text-transform="none" fo:color="#00a933" loext:opacity="100%" style:font-name="Microsoft JhengHei UI Light" fo:font-size="10.5pt" fo:letter-spacing="normal" fo:font-style="normal" fo:font-weight="normal" fo:background-color="transparent" loext:char-shading-value="0" style:font-size-asian="10.5pt" style:font-size-complex="10.5pt" loext:padding="0cm" loext:border="none"/>
    </style:style>
    <style:style style:name="T13" style:family="text">
      <style:text-properties fo:font-variant="normal" fo:text-transform="none" fo:color="#00a933" loext:opacity="100%" style:font-name="Microsoft JhengHei UI Light" fo:font-size="10.5pt" fo:letter-spacing="normal" fo:font-style="normal" fo:font-weight="normal" officeooo:rsid="002ef33d" fo:background-color="transparent" loext:char-shading-value="0" style:font-size-asian="10.5pt" style:font-size-complex="10.5pt" loext:padding="0cm" loext:border="none"/>
    </style:style>
    <style:style style:name="T14" style:family="text">
      <style:text-properties fo:font-variant="normal" fo:text-transform="none" fo:color="#00a933" loext:opacity="100%" style:font-name="Microsoft JhengHei UI Light" fo:font-size="10.5pt" fo:letter-spacing="normal" fo:background-color="#ffffff" loext:char-shading-value="0" style:font-size-asian="10.5pt" style:font-size-complex="10.5pt" loext:padding="0cm" loext:border="none"/>
    </style:style>
    <style:style style:name="T15" style:family="text">
      <style:text-properties fo:font-variant="normal" fo:text-transform="none" fo:color="#00a933" loext:opacity="100%" style:font-name="Microsoft JhengHei UI Light" fo:font-size="10.5pt" fo:letter-spacing="normal" fo:font-style="italic" fo:font-weight="normal" fo:background-color="transparent" loext:char-shading-value="0" style:font-size-asian="10.5pt" style:font-size-complex="10.5pt" loext:padding="0cm" loext:border="none"/>
    </style:style>
    <style:style style:name="T16" style:family="text">
      <style:text-properties fo:font-variant="normal" fo:text-transform="none" fo:color="#00a933" loext:opacity="100%" style:font-name="Microsoft JhengHei UI Light" fo:letter-spacing="normal" fo:background-color="#ffffff" loext:char-shading-value="0" loext:padding="0cm" loext:border="none"/>
    </style:style>
    <style:style style:name="T17" style:family="text">
      <style:text-properties fo:font-variant="normal" fo:text-transform="none" fo:color="#00a933" loext:opacity="100%" style:font-name="Microsoft JhengHei UI Light" fo:letter-spacing="normal" fo:font-style="normal" fo:font-weight="normal" fo:background-color="#ffffff" loext:char-shading-value="0" loext:padding="0cm" loext:border="none"/>
    </style:style>
    <style:style style:name="T18" style:family="text">
      <style:text-properties fo:font-variant="normal" fo:text-transform="none" fo:color="#00a933" loext:opacity="100%" style:font-name="Microsoft JhengHei UI Ligh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00a933" loext:opacity="100%" fo:letter-spacing="normal" fo:font-style="normal"/>
    </style:style>
    <style:style style:name="T20" style:family="text">
      <style:text-properties fo:font-weight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0d51a"/>
    </style:style>
    <style:style style:name="T23" style:family="text">
      <style:text-properties fo:font-weight="normal" officeooo:rsid="003171a7"/>
    </style:style>
    <style:style style:name="T24" style:family="text">
      <style:text-properties fo:color="#00a933" loext:opacity="100%"/>
    </style:style>
    <style:style style:name="T25" style:family="text">
      <style:text-properties fo:color="#00a933" loext:opacity="100%" style:font-name="Microsoft JhengHei UI Light" fo:font-size="10.5pt" fo:background-color="transparent" loext:char-shading-value="0" style:font-size-asian="10.5pt" style:font-size-complex="10.5pt"/>
    </style:style>
    <style:style style:name="T26" style:family="text">
      <style:text-properties fo:color="#00a933" loext:opacity="100%" style:font-name="Microsoft JhengHei UI Light" fo:font-size="10.5pt" fo:font-weight="normal" fo:background-color="transparent" loext:char-shading-value="0" style:font-size-asian="10.5pt" style:font-size-complex="10.5pt"/>
    </style:style>
    <style:style style:name="T27" style:family="text">
      <style:text-properties fo:color="#00a933" loext:opacity="100%" style:font-name="Microsoft Himalaya" fo:font-size="10.5pt" fo:font-weight="normal" style:font-size-asian="10.5pt" style:font-weight-asian="normal" style:font-size-complex="10.5pt" style:font-weight-complex="normal"/>
    </style:style>
    <style:style style:name="T28" style:family="text">
      <style:text-properties fo:color="#00a933" loext:opacity="100%" style:font-name="Microsoft Himalaya" fo:font-size="10.5pt" fo:font-weight="normal" style:font-size-asian="10.5pt" style:font-weight-asian="normal" style:font-size-complex="10.5pt" style:font-weight-complex="normal"/>
    </style:style>
    <style:style style:name="T29" style:family="text">
      <style:text-properties fo:color="#00a933" loext:opacity="100%" style:font-name="Microsoft Himalaya" fo:font-size="10.5pt" fo:font-weight="normal" fo:background-color="#ffff00" loext:char-shading-value="0" style:font-size-asian="10.5pt" style:font-weight-asian="normal" style:font-size-complex="10.5pt" style:font-weight-complex="normal"/>
    </style:style>
    <style:style style:name="T30" style:family="text">
      <style:text-properties fo:color="#00a933" loext:opacity="100%" style:font-name="Microsoft Himalaya" fo:font-size="10.5pt" fo:font-weight="normal" fo:background-color="#ffff00" loext:char-shading-value="0" style:font-size-asian="10.5pt" style:font-weight-asian="normal" style:font-size-complex="10.5pt" style:font-weight-complex="normal"/>
    </style:style>
    <style:style style:name="T31" style:family="text">
      <style:text-properties fo:color="#00a933" loext:opacity="100%" style:font-name="Microsoft Himalaya" fo:font-size="10.5pt" fo:font-weight="normal" fo:background-color="transparent" loext:char-shading-value="0" style:font-size-asian="10.5pt" style:font-weight-asian="normal" style:font-size-complex="10.5pt" style:font-weight-complex="normal"/>
    </style:style>
    <style:style style:name="T32" style:family="text">
      <style:text-properties fo:color="#00a933" loext:opacity="100%" style:font-name="Microsoft Himalaya" fo:font-size="10.5pt" fo:font-weight="normal" fo:background-color="transparent" loext:char-shading-value="0" style:font-size-asian="10.5pt" style:font-weight-asian="normal" style:font-size-complex="10.5pt" style:font-weight-complex="normal"/>
    </style:style>
    <style:style style:name="T33" style:family="text">
      <style:text-properties fo:color="#00a933" loext:opacity="100%" fo:font-size="10.5pt" fo:font-weight="normal" fo:background-color="transparent" loext:char-shading-value="0" style:font-size-asian="10.5pt" style:font-weight-asian="normal" style:font-size-complex="10.5pt" style:font-weight-complex="normal"/>
    </style:style>
    <style:style style:name="T34" style:family="text">
      <style:text-properties fo:color="#00a933" loext:opacity="100%" style:font-name="Microsoft JhengHei Light" fo:font-size="10.5pt" fo:font-weight="normal" fo:background-color="transparent" loext:char-shading-value="0" style:font-size-asian="10.5pt" style:font-weight-asian="normal" style:font-size-complex="10.5pt" style:font-weight-complex="normal"/>
    </style:style>
    <style:style style:name="T35" style:family="text">
      <style:text-properties officeooo:rsid="00247d84"/>
    </style:style>
    <style:style style:name="T36" style:family="text">
      <style:text-properties fo:font-size="10.5pt" style:font-size-asian="10.5pt" style:font-size-complex="10.5pt"/>
    </style:style>
    <style:style style:name="T37" style:family="text">
      <style:text-properties officeooo:rsid="002a2c98"/>
    </style:style>
    <style:style style:name="T38" style:family="text">
      <style:text-properties fo:font-style="italic"/>
    </style:style>
    <style:style style:name="T39" style:family="text">
      <style:text-properties fo:font-style="italic" fo:font-weight="normal"/>
    </style:style>
    <style:style style:name="T40" style:family="text">
      <style:text-properties officeooo:rsid="00334629"/>
    </style:style>
    <style:style style:name="T41" style:family="text">
      <style:text-properties officeooo:rsid="00386150"/>
    </style:style>
    <style:style style:name="T42" style:family="text">
      <style:text-properties style:font-name="Microsoft Himalaya"/>
    </style:style>
    <style:style style:name="T43" style:family="text">
      <style:text-properties style:font-name="Microsoft Himalaya" fo:font-size="10.5pt" style:font-size-asian="10.5pt" style:font-size-complex="10.5pt"/>
    </style:style>
    <style:style style:name="T44" style:family="text">
      <style:text-properties style:font-name="Microsoft Himalaya"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1">AMG-SOFTWARE</text:p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>Asier Martín González</text:p>
      <text:p text:style-name="P4"/>
      <text:p text:style-name="P4">v-1.0.0</text:p>
      <text:p text:style-name="P3"/>
      <text:p text:style-name="P55"><text:soft-page-break/>Herramientas y versiones utilizadas</text:p>
      <text:p text:style-name="P13"/>
      <text:p text:style-name="P9">Laravel 10</text:p>
      <text:p text:style-name="P13"/>
      <text:p text:style-name="P13"><text:span text:style-name="T3">nvm</text:span> para el control de versiones de Node (algunos comandos):</text:p>
      <text:p text:style-name="P13"/>
      <text:list xml:id="list1150303042" text:style-name="L1">
        <text:list-item>
          <text:p text:style-name="P57">node -v</text:p>
        </text:list-item>
        <text:list-item>
          <text:p text:style-name="P57">nvm use 20.8.1</text:p>
        </text:list-item>
        <text:list-item>
          <text:p text:style-name="P57">nvm install 20.8.1</text:p>
        </text:list-item>
      </text:list>
      <text:p text:style-name="P13"/>
      <text:p text:style-name="P9">Node 20.8.1</text:p>
      <text:p text:style-name="P13"/>
      <text:p text:style-name="P9">Angular CLI <text:span text:style-name="T1">16.1.4.</text:span></text:p>
      <text:p text:style-name="P13"/>
      <text:p text:style-name="P14">Para ver la versión: <text:span text:style-name="T24">ng version</text:span></text:p>
      <text:p text:style-name="P13"/>
      <text:p text:style-name="P15">Si da error al instarlo por los scripts de Shell: </text:p>
      <text:p text:style-name="P15"/>
      <text:p text:style-name="P6"><text:a xlink:type="simple" xlink:href="https://www.cdmon.com/es/blog/la-ejecucion-de-scripts-esta-deshabilitada-en-este-sistema-te-contamos-como-actuar?mtm_campaign=18091430634&amp;mtm_kwd=&amp;mtm_source=google&amp;mtm_medium=cpc&amp;mtm_content=&amp;gad_source=1&amp;gclid=CjwKCAiAnpy9BhAkEiwA-P8N4ollY8Q_5macEwu2GlLRY9umMHlPrBlnztxm7JeNxJY589r75g9UhRoC8dsQAvD_BwE" text:style-name="Internet_20_link" text:visited-style-name="Visited_20_Internet_20_Link"><text:span text:style-name="T36">https://www.cdmon.com/es/blog/la-ejecucion-de-scripts-esta-deshabilitada-en-este-sistema-te-contamos-como-actuar?mtm_campaign=18091430634&amp;mtm_kwd=&amp;mtm_source=google&amp;mtm_medium=cpc&amp;mtm_content=&amp;gad_source=1&amp;gclid=CjwKCAiAnpy9BhAkEiwA-P8N4ollY8Q_5macEwu2GlLRY9umMHlPrBlnztxm7JeNxJY589r75g9UhRoC8dsQAvD_BwE</text:span></text:a></text:p>
      <text:p text:style-name="P15"/>
      <text:p text:style-name="P13"/>
      <text:list xml:id="list3315562550" text:style-name="L2">
        <text:list-item>
          <text:p text:style-name="P58">npm install @angular/cli</text:p>
        </text:list-item>
      </text:list>
      <text:p text:style-name="P16"/>
      <text:p text:style-name="P10">Composer</text:p>
      <text:p text:style-name="P15"/>
      <text:p text:style-name="P15">Plantilla <text:span text:style-name="T3">Metronic</text:span> angular_v8.2.1</text:p>
      <text:p text:style-name="P15"/>
      <text:p text:style-name="P12">JWT</text:p>
      <text:p text:style-name="P12"/>
      <text:p text:style-name="P62">Toastr <text:span text:style-name="T21">(alertas)</text:span></text:p>
      <text:p text:style-name="P62"><text:span text:style-name="T21"/></text:p>
      <text:p text:style-name="P63">LaravelPermission</text:p>
      <text:p text:style-name="P12"/>
      <text:p text:style-name="P12"/>
      <text:p text:style-name="P39">Instalar y configurar JWT</text:p>
      <text:p text:style-name="P15"/>
      <text:p text:style-name="P17"><text:span text:style-name="T3">JWT</text:span> <text:span text:style-name="T2">(dentro de Laravel)</text:span>:</text:p>
      <text:p text:style-name="P17"/>
      <text:p text:style-name="P24">composer require tymon/jwt-auth</text:p>
      <text:p text:style-name="P18"/>
      <text:p text:style-name="P18">Publicar los archivos de configuración de la librería:</text:p>
      <text:p text:style-name="P18"/>
      <text:p text:style-name="P32"><text:span text:style-name="T4">php artisan vendor:publish --provider="Tymon\JWTAuth\Providers\LaravelServiceProvider"</text:span> </text:p>
      <text:p text:style-name="P17"/>
      <text:p text:style-name="P19">Crear la llave secreta <text:span text:style-name="T35">(la genera en el archivo .env)</text:span>:</text:p>
      <text:p text:style-name="P19"/>
      <text:p text:style-name="P24">php artisan jwt:secret</text:p>
      <text:p text:style-name="P24"/>
      <text:p text:style-name="P46">Configurar el archivo config/auth.php:</text:p>
      <text:p text:style-name="P25"><text:soft-page-break/></text:p>
      <text:p text:style-name="P25"><text:span text:style-name="Source_20_Text"><text:span text:style-name="T7">'guards' =&gt; [</text:span></text:span></text:p>
      <text:p text:style-name="P22"><text:span text:style-name="Source_20_Text"><text:span text:style-name="T8">        </text:span></text:span><text:span text:style-name="Source_20_Text"><text:span text:style-name="T9">'web' =&gt; [</text:span></text:span></text:p>
      <text:p text:style-name="P22"><text:span text:style-name="Source_20_Text"><text:span text:style-name="T8">            </text:span></text:span><text:span text:style-name="Source_20_Text"><text:span text:style-name="T9">'driver' =&gt; 'session',</text:span></text:span></text:p>
      <text:p text:style-name="P22"><text:span text:style-name="Source_20_Text"><text:span text:style-name="T8">            </text:span></text:span><text:span text:style-name="Source_20_Text"><text:span text:style-name="T9">'provider' =&gt; 'users',</text:span></text:span></text:p>
      <text:p text:style-name="P22"><text:span text:style-name="Source_20_Text"><text:span text:style-name="T8">        </text:span></text:span><text:span text:style-name="Source_20_Text"><text:span text:style-name="T9">],</text:span></text:span></text:p>
      <text:p text:style-name="P43"> </text:p>
      <text:p text:style-name="P22"><text:span text:style-name="Source_20_Text"><text:span text:style-name="T8">        </text:span></text:span><text:span text:style-name="Source_20_Text"><text:span text:style-name="T9">'api' =&gt; [</text:span></text:span></text:p>
      <text:p text:style-name="P22"><text:span text:style-name="Source_20_Text"><text:span text:style-name="T8">            </text:span></text:span><text:span text:style-name="Source_20_Text"><text:span text:style-name="T9">'driver' =&gt; 'jwt',</text:span></text:span></text:p>
      <text:p text:style-name="P22"><text:span text:style-name="Source_20_Text"><text:span text:style-name="T8">            </text:span></text:span><text:span text:style-name="Source_20_Text"><text:span text:style-name="T9">'provider' =&gt; 'users',</text:span></text:span></text:p>
      <text:p text:style-name="P22"><text:span text:style-name="Source_20_Text"><text:span text:style-name="T8">            </text:span></text:span><text:span text:style-name="Source_20_Text"><text:span text:style-name="T9">'hash' =&gt; false,</text:span></text:span></text:p>
      <text:p text:style-name="P22"><text:span text:style-name="Source_20_Text"><text:span text:style-name="T8">        </text:span></text:span><text:span text:style-name="Source_20_Text"><text:span text:style-name="T9">],</text:span></text:span></text:p>
      <text:p text:style-name="P22"><text:span text:style-name="Source_20_Text"><text:span text:style-name="T8">    </text:span></text:span><text:span text:style-name="Source_20_Text"><text:span text:style-name="T9">],</text:span></text:span></text:p>
      <text:p text:style-name="P25"/>
      <text:p text:style-name="P47">Modificar el modelo User.php:</text:p>
      <text:p text:style-name="P26"/>
      <text:p text:style-name="P26"><text:span text:style-name="T5">class User extends Authenticatable implements </text:span><text:span text:style-name="T6">JWTSubject</text:span><text:span text:style-name="T3"> </text:span></text:p>
      <text:p text:style-name="P26"/>
      <text:p text:style-name="P26"/>
      <text:p text:style-name="P17"><text:span text:style-name="Source_20_Text"><text:span text:style-name="T16"> </text:span></text:span><text:span text:style-name="Source_20_Text"><text:span text:style-name="T17">/**</text:span></text:span></text:p>
      <text:p text:style-name="P22"><text:span text:style-name="Source_20_Text"><text:span text:style-name="T14">     </text:span></text:span><text:span text:style-name="Source_20_Text"><text:span text:style-name="T10">* Get the identifier that will be stored in the subject claim of the JWT.</text:span></text:span></text:p>
      <text:p text:style-name="P22"><text:span text:style-name="Source_20_Text"><text:span text:style-name="T14">     </text:span></text:span><text:span text:style-name="Source_20_Text"><text:span text:style-name="T10">*</text:span></text:span></text:p>
      <text:p text:style-name="P22"><text:span text:style-name="Source_20_Text"><text:span text:style-name="T14">     </text:span></text:span><text:span text:style-name="Source_20_Text"><text:span text:style-name="T10">* @return mixed</text:span></text:span></text:p>
      <text:p text:style-name="P22"><text:span text:style-name="Source_20_Text"><text:span text:style-name="T14">     </text:span></text:span><text:span text:style-name="Source_20_Text"><text:span text:style-name="T10">*/</text:span></text:span></text:p>
      <text:p text:style-name="P22"><text:span text:style-name="Source_20_Text"><text:span text:style-name="T14">    </text:span></text:span><text:span text:style-name="Source_20_Text"><text:span text:style-name="T10">public function getJWTIdentifier()</text:span></text:span></text:p>
      <text:p text:style-name="P22"><text:span text:style-name="Source_20_Text"><text:span text:style-name="T14">    </text:span></text:span><text:span text:style-name="Source_20_Text"><text:span text:style-name="T10">{</text:span></text:span></text:p>
      <text:p text:style-name="P22"><text:span text:style-name="Source_20_Text"><text:span text:style-name="T14">        </text:span></text:span><text:span text:style-name="Source_20_Text"><text:span text:style-name="T10">return $this-&gt;getKey();</text:span></text:span></text:p>
      <text:p text:style-name="P22"><text:span text:style-name="Source_20_Text"><text:span text:style-name="T14">    </text:span></text:span><text:span text:style-name="Source_20_Text"><text:span text:style-name="T10">}</text:span></text:span></text:p>
      <text:p text:style-name="P44"> </text:p>
      <text:p text:style-name="P22"><text:span text:style-name="Source_20_Text"><text:span text:style-name="T14">    </text:span></text:span><text:span text:style-name="Source_20_Text"><text:span text:style-name="T10">/**</text:span></text:span></text:p>
      <text:p text:style-name="P22"><text:span text:style-name="Source_20_Text"><text:span text:style-name="T14">     </text:span></text:span><text:span text:style-name="Source_20_Text"><text:span text:style-name="T10">* Return a key value array, containing any custom claims to be added to the JWT.</text:span></text:span></text:p>
      <text:p text:style-name="P22"><text:span text:style-name="Source_20_Text"><text:span text:style-name="T14">     </text:span></text:span><text:span text:style-name="Source_20_Text"><text:span text:style-name="T10">*</text:span></text:span></text:p>
      <text:p text:style-name="P22"><text:span text:style-name="Source_20_Text"><text:span text:style-name="T14">     </text:span></text:span><text:span text:style-name="Source_20_Text"><text:span text:style-name="T10">* @return array</text:span></text:span></text:p>
      <text:p text:style-name="P22"><text:span text:style-name="Source_20_Text"><text:span text:style-name="T14">     </text:span></text:span><text:span text:style-name="Source_20_Text"><text:span text:style-name="T10">*/</text:span></text:span></text:p>
      <text:p text:style-name="P22"><text:span text:style-name="Source_20_Text"><text:span text:style-name="T14">    </text:span></text:span><text:span text:style-name="Source_20_Text"><text:span text:style-name="T10">public function getJWTCustomClaims()</text:span></text:span></text:p>
      <text:p text:style-name="P22"><text:span text:style-name="Source_20_Text"><text:span text:style-name="T14">    </text:span></text:span><text:span text:style-name="Source_20_Text"><text:span text:style-name="T10">{</text:span></text:span></text:p>
      <text:p text:style-name="P22"><text:span text:style-name="Source_20_Text"><text:span text:style-name="T14">        </text:span></text:span><text:span text:style-name="Source_20_Text"><text:span text:style-name="T10">return [];</text:span></text:span></text:p>
      <text:p text:style-name="P22"><text:span text:style-name="Source_20_Text"><text:span text:style-name="T14">    </text:span></text:span><text:span text:style-name="Source_20_Text"><text:span text:style-name="T10">}</text:span></text:span></text:p>
      <text:p text:style-name="P27"/>
      <text:p text:style-name="P48">Crear el controlador AuthController:</text:p>
      <text:p text:style-name="P28"/>
      <text:p text:style-name="P28"><text:span text:style-name="T5">php artisan make:controller AuthController</text:span> </text:p>
      <text:p text:style-name="P28"/>
      <text:p text:style-name="P48">Añadir este código:</text:p>
      <text:p text:style-name="P48"/>
      <text:p text:style-name="P48"><text:span text:style-name="Source_20_Text"><text:span text:style-name="T18">&lt;?php</text:span></text:span></text:p>
      <text:p text:style-name="P45"> </text:p>
      <text:p text:style-name="P22"><text:span text:style-name="Source_20_Text"><text:span text:style-name="T12">namespace App\Http\Controllers;</text:span></text:span></text:p>
      <text:p text:style-name="P45"> </text:p>
      <text:p text:style-name="P22"><text:span text:style-name="Source_20_Text"><text:span text:style-name="T12">use Illuminate\Support\Facades\Auth;</text:span></text:span></text:p>
      <text:p text:style-name="P22"><text:span text:style-name="Source_20_Text"><text:span text:style-name="T12">use App\Http\Controllers\Controller;</text:span></text:span></text:p>
      <text:p text:style-name="P22"><text:span text:style-name="Source_20_Text"><text:span text:style-name="T12">use App\Models\User;</text:span></text:span></text:p>
      <text:p text:style-name="P22"><text:span text:style-name="Source_20_Text"><text:span text:style-name="T12">use Validator;</text:span></text:span></text:p>
      <text:p text:style-name="P45"> </text:p>
      <text:p text:style-name="P45"><text:soft-page-break/> </text:p>
      <text:p text:style-name="P22"><text:span text:style-name="Source_20_Text"><text:span text:style-name="T12">class AuthController extends Controller</text:span></text:span></text:p>
      <text:p text:style-name="P22"><text:span text:style-name="Source_20_Text"><text:span text:style-name="T12">{</text:span></text:span></text:p>
      <text:p text:style-name="P22"><text:span text:style-name="Source_20_Text"><text:span text:style-name="T15">/**</text:span></text:span></text:p>
      <text:p text:style-name="P37">     <text:span text:style-name="T39">* Create a new AuthController instance.</text:span></text:p>
      <text:p text:style-name="P37">     <text:span text:style-name="T39">*</text:span></text:p>
      <text:p text:style-name="P37">     <text:span text:style-name="T39">* @return</text:span><text:span text:style-name="T20"> </text:span><text:span text:style-name="T39">void</text:span></text:p>
      <text:p text:style-name="P37">     <text:span text:style-name="T39">*/</text:span></text:p>
      <text:p text:style-name="P37">    <text:span text:style-name="T39">public</text:span><text:span text:style-name="T20"> function __construct()</text:span></text:p>
      <text:p text:style-name="P37">    <text:span text:style-name="T20">{</text:span></text:p>
      <text:p text:style-name="P37">        <text:span text:style-name="T20">$this-&gt;middleware('auth:api', ['except' =&gt; ['login', 'register']]);</text:span></text:p>
      <text:p text:style-name="P37">    <text:span text:style-name="T20">}</text:span></text:p>
      <text:p text:style-name="P38"/>
      <text:p text:style-name="P37">    <text:span text:style-name="T39">/**</text:span></text:p>
      <text:p text:style-name="P37">     <text:span text:style-name="T39">* Register a User.</text:span></text:p>
      <text:p text:style-name="P37">     <text:span text:style-name="T39">*</text:span></text:p>
      <text:p text:style-name="P37">     <text:span text:style-name="T39">* @return</text:span><text:span text:style-name="T20"> </text:span><text:span text:style-name="T39">\Illuminate\Http\JsonResponse</text:span></text:p>
      <text:p text:style-name="P37">     <text:span text:style-name="T39">*/</text:span></text:p>
      <text:p text:style-name="P37">    <text:span text:style-name="T39">public</text:span><text:span text:style-name="T20"> function register()</text:span></text:p>
      <text:p text:style-name="P37">    <text:span text:style-name="T20">{</text:span></text:p>
      <text:p text:style-name="P37">        <text:span text:style-name="T20">$validator = Validator::make(request()-&gt;all(), [</text:span></text:p>
      <text:p text:style-name="P37">            <text:span text:style-name="T20">'name' =&gt; 'required',</text:span></text:p>
      <text:p text:style-name="P37">            <text:span text:style-name="T20">'email' =&gt; 'required|email|unique:users',</text:span></text:p>
      <text:p text:style-name="P37">            <text:span text:style-name="T20">'password' =&gt; 'required|min:8',</text:span></text:p>
      <text:p text:style-name="P37">        <text:span text:style-name="T20">]);</text:span></text:p>
      <text:p text:style-name="P37"/>
      <text:p text:style-name="P35">if ($validator-&gt;fails()) {</text:p>
      <text:p text:style-name="P37"><text:s/><text:span text:style-name="T39">return</text:span><text:span text:style-name="T20"> response()-&gt;json($validator-&gt;errors()-&gt;toJson(), 400);</text:span></text:p>
      <text:p text:style-name="P37"><text:s/><text:span text:style-name="T20">}</text:span></text:p>
      <text:p text:style-name="P37"/>
      <text:p text:style-name="P37"><text:s/><text:span text:style-name="T20">$user = new User;</text:span></text:p>
      <text:p text:style-name="P37"><text:s/><text:span text:style-name="T20">$user-&gt;name = request()-&gt;name;</text:span></text:p>
      <text:p text:style-name="P37"><text:s/><text:span text:style-name="T20">$user-&gt;email = request()-&gt;email;</text:span></text:p>
      <text:p text:style-name="P37"><text:s/><text:span text:style-name="T20">$user-&gt;password = bcrypt(request()-&gt;password);</text:span></text:p>
      <text:p text:style-name="P37"><text:s/><text:span text:style-name="T20">$user-&gt;save();</text:span></text:p>
      <text:p text:style-name="P37"/>
      <text:p text:style-name="P37"><text:s/><text:span text:style-name="T39">return</text:span><text:span text:style-name="T20"> response()-&gt;json($user, 201);</text:span></text:p>
      <text:p text:style-name="P37"><text:s/><text:span text:style-name="T20">}</text:span></text:p>
      <text:p text:style-name="P38"/>
      <text:p text:style-name="P37"><text:s/><text:span text:style-name="T39">/**</text:span></text:p>
      <text:p text:style-name="P61">* Get a JWT via given credentials.</text:p>
      <text:p text:style-name="P61">*</text:p>
      <text:p text:style-name="P37"><text:span text:style-name="T39">* @return</text:span><text:span text:style-name="T20"> </text:span><text:span text:style-name="T39">\Illuminate\Http\JsonResponse</text:span></text:p>
      <text:p text:style-name="P61">*/</text:p>
      <text:p text:style-name="P37"><text:s/><text:span text:style-name="T39">public</text:span><text:span text:style-name="T20"> function login()</text:span></text:p>
      <text:p text:style-name="P37"><text:s/><text:span text:style-name="T20">{</text:span></text:p>
      <text:p text:style-name="P37"><text:s/><text:span text:style-name="T20">$credentials = request(['email', 'password']);</text:span></text:p>
      <text:p text:style-name="P37"/>
      <text:p text:style-name="P37"><text:s/><text:span text:style-name="T20">if (! $token = auth(‘</text:span><text:span text:style-name="T23">api’</text:span><text:span text:style-name="T20">)-&gt;attempt($credentials)) {</text:span></text:p>
      <text:p text:style-name="P37"><text:soft-page-break/><text:s/><text:span text:style-name="T39">return</text:span><text:span text:style-name="T20"> response()-&gt;json(['error' =&gt; 'Unauthorized'], 401);</text:span></text:p>
      <text:p text:style-name="P37"><text:s/><text:span text:style-name="T20">}</text:span></text:p>
      <text:p text:style-name="P37"/>
      <text:p text:style-name="P37"><text:span text:style-name="T39">return</text:span><text:span text:style-name="T20"> $this-&gt;respondWithToken($token);</text:span></text:p>
      <text:p text:style-name="P37">    <text:span text:style-name="T20">}</text:span></text:p>
      <text:p text:style-name="P37"/>
      <text:p text:style-name="P37">    <text:span text:style-name="T39">/**</text:span></text:p>
      <text:p text:style-name="P37">     <text:span text:style-name="T39">* Get the authenticated User.</text:span></text:p>
      <text:p text:style-name="P37">     <text:span text:style-name="T39">*</text:span></text:p>
      <text:p text:style-name="P37">     <text:span text:style-name="T39">* @return</text:span><text:span text:style-name="T20"> </text:span><text:span text:style-name="T39">\Illuminate\Http\JsonResponse</text:span></text:p>
      <text:p text:style-name="P37">     <text:span text:style-name="T39">*/</text:span></text:p>
      <text:p text:style-name="P37">    <text:span text:style-name="T39">public</text:span><text:span text:style-name="T20"> function me()</text:span></text:p>
      <text:p text:style-name="P37">    <text:span text:style-name="T20">{</text:span></text:p>
      <text:p text:style-name="P37">        <text:span text:style-name="T39">return</text:span><text:span text:style-name="T20"> response()-&gt;json(auth('api')-&gt;user());</text:span></text:p>
      <text:p text:style-name="P37">    <text:span text:style-name="T20">}</text:span></text:p>
      <text:p text:style-name="P37"/>
      <text:p text:style-name="P37">    <text:span text:style-name="T39">/**</text:span></text:p>
      <text:p text:style-name="P37">     <text:span text:style-name="T39">* Log the user out (Invalidate the token).</text:span></text:p>
      <text:p text:style-name="P37">     <text:span text:style-name="T39">*</text:span></text:p>
      <text:p text:style-name="P37">     <text:span text:style-name="T39">* @return</text:span><text:span text:style-name="T20"> </text:span><text:span text:style-name="T39">\Illuminate\Http\JsonResponse</text:span></text:p>
      <text:p text:style-name="P37">     <text:span text:style-name="T39">*/</text:span></text:p>
      <text:p text:style-name="P37">    <text:span text:style-name="T39">public</text:span><text:span text:style-name="T20"> function logout()</text:span></text:p>
      <text:p text:style-name="P37">    <text:span text:style-name="T20">{</text:span></text:p>
      <text:p text:style-name="P37">        <text:span text:style-name="T20">auth()-&gt;logout();</text:span></text:p>
      <text:p text:style-name="P37"/>
      <text:p text:style-name="P37">        <text:span text:style-name="T39">return</text:span><text:span text:style-name="T20"> response()-&gt;json(['message' =&gt; 'Successfully logged out']);</text:span></text:p>
      <text:p text:style-name="P37">    <text:span text:style-name="T20">}</text:span></text:p>
      <text:p text:style-name="P37"/>
      <text:p text:style-name="P37">    <text:span text:style-name="T39">/**</text:span></text:p>
      <text:p text:style-name="P37">     <text:span text:style-name="T39">* Refresh a token.</text:span></text:p>
      <text:p text:style-name="P37">     <text:span text:style-name="T39">*</text:span></text:p>
      <text:p text:style-name="P37">     <text:span text:style-name="T39">* @return</text:span><text:span text:style-name="T20"> </text:span><text:span text:style-name="T39">\Illuminate\Http\JsonResponse</text:span></text:p>
      <text:p text:style-name="P37">     <text:span text:style-name="T39">*/</text:span></text:p>
      <text:p text:style-name="P37">    <text:span text:style-name="T39">public</text:span><text:span text:style-name="T20"> function refresh()</text:span></text:p>
      <text:p text:style-name="P37">    <text:span text:style-name="T20">{</text:span></text:p>
      <text:p text:style-name="P37">        <text:span text:style-name="T39">return</text:span><text:span text:style-name="T20"> $this-&gt;respondWithToken(auth('api')-&gt;refresh());</text:span></text:p>
      <text:p text:style-name="P37">    <text:span text:style-name="T20">}</text:span></text:p>
      <text:p text:style-name="P37"/>
      <text:p text:style-name="P37">    <text:span text:style-name="T39">/**</text:span></text:p>
      <text:p text:style-name="P37">     <text:span text:style-name="T39">* Get the token array structure.</text:span></text:p>
      <text:p text:style-name="P37">     <text:span text:style-name="T39">*</text:span></text:p>
      <text:p text:style-name="P37">     <text:span text:style-name="T39">* @param</text:span><text:span text:style-name="T20">  </text:span><text:span text:style-name="T39">string</text:span><text:span text:style-name="T20"> </text:span><text:span text:style-name="T39">$token</text:span></text:p>
      <text:p text:style-name="P37">     <text:span text:style-name="T39">*</text:span></text:p>
      <text:p text:style-name="P37">     <text:span text:style-name="T39">* @return</text:span><text:span text:style-name="T20"> </text:span><text:span text:style-name="T39">\Illuminate\Http\JsonResponse</text:span></text:p>
      <text:p text:style-name="P37">     <text:span text:style-name="T39">*/</text:span></text:p>
      <text:p text:style-name="P37">    <text:span text:style-name="T39">protected</text:span><text:span text:style-name="T20"> function respondWithToken($token)</text:span></text:p>
      <text:p text:style-name="P37"><text:s/><text:span text:style-name="T20">{</text:span></text:p>
      <text:p text:style-name="P37"><text:s/><text:span text:style-name="T39">return</text:span><text:span text:style-name="T20"> response()-&gt;json([</text:span></text:p>
      <text:p text:style-name="P37"><text:s/><text:span text:style-name="T20">'access_token' =&gt; $token,</text:span></text:p>
      <text:p text:style-name="P37"><text:s/><text:span text:style-name="T20">'token_type' =&gt; 'bearer',</text:span></text:p>
      <text:p text:style-name="P37"><text:s/><text:span text:style-name="T20">'expires_in' =&gt; auth(‘</text:span><text:span text:style-name="T22">api’</text:span><text:span text:style-name="T20">)-&gt;factory()-&gt;getTTL() * 60</text:span></text:p>
      <text:p text:style-name="P53"><text:soft-page-break/><text:span text:style-name="T25"><text:s/></text:span><text:span text:style-name="T26">]);</text:span></text:p>
      <text:p text:style-name="P60"><text:s text:c="3"/>}</text:p>
      <text:p text:style-name="P23"><text:span text:style-name="Source_20_Text"><text:span text:style-name="T13">}</text:span></text:span></text:p>
      <text:p text:style-name="P22"><text:span text:style-name="Source_20_Text"><text:span text:style-name="T14">  </text:span></text:span></text:p>
      <text:p text:style-name="P28"/>
      <text:p text:style-name="P49">Registrar las rutas de la api en routes/api.php <text:span text:style-name="T37">(no eliminar lo que ya exista)</text:span>:</text:p>
      <text:p text:style-name="P49"/>
      <text:p text:style-name="P49"><text:span text:style-name="Source_20_Text"><text:span text:style-name="T17">Route::group([</text:span></text:span></text:p>
      <text:p text:style-name="P44"> </text:p>
      <text:p text:style-name="P22"><text:span text:style-name="Source_20_Text"><text:span text:style-name="T14">    //</text:span></text:span><text:span text:style-name="Source_20_Text"><text:span text:style-name="T10">'middleware' =&gt; '</text:span></text:span><text:span text:style-name="Source_20_Text"><text:span text:style-name="T11">auth:</text:span></text:span><text:span text:style-name="Source_20_Text"><text:span text:style-name="T10">api',</text:span></text:span></text:p>
      <text:p text:style-name="P22"><text:span text:style-name="Source_20_Text"><text:span text:style-name="T14">    </text:span></text:span><text:span text:style-name="Source_20_Text"><text:span text:style-name="T10">'prefix' =&gt; 'auth'</text:span></text:span></text:p>
      <text:p text:style-name="P44"> </text:p>
      <text:p text:style-name="P22"><text:span text:style-name="Source_20_Text"><text:span text:style-name="T10">], function ($router) {</text:span></text:span></text:p>
      <text:p text:style-name="P22"><text:span text:style-name="Source_20_Text"><text:span text:style-name="T14">    </text:span></text:span><text:span text:style-name="Source_20_Text"><text:span text:style-name="T10">Route::post('/register', [AuthController::class, 'register'])-&gt;name('register');</text:span></text:span></text:p>
      <text:p text:style-name="P22"><text:span text:style-name="Source_20_Text"><text:span text:style-name="T14">    </text:span></text:span><text:span text:style-name="Source_20_Text"><text:span text:style-name="T10">Route::post('/login', [AuthController::class, 'login'])-&gt;name('login');</text:span></text:span></text:p>
      <text:p text:style-name="P22"><text:span text:style-name="Source_20_Text"><text:span text:style-name="T14">    </text:span></text:span><text:span text:style-name="Source_20_Text"><text:span text:style-name="T10">Route::post('/logout', [AuthController::class, 'logout'])-&gt;name('logout');</text:span></text:span></text:p>
      <text:p text:style-name="P22"><text:span text:style-name="Source_20_Text"><text:span text:style-name="T14">    </text:span></text:span><text:span text:style-name="Source_20_Text"><text:span text:style-name="T10">Route::post('/refresh', [AuthController::class, 'refresh'])-&gt;name('refresh');</text:span></text:span></text:p>
      <text:p text:style-name="P22"><text:span text:style-name="Source_20_Text"><text:span text:style-name="T14">    </text:span></text:span><text:span text:style-name="Source_20_Text"><text:span text:style-name="T10">Route::post('/me', [AuthController::class, 'me'])-&gt;name('me');</text:span></text:span></text:p>
      <text:p text:style-name="P22"><text:span text:style-name="Source_20_Text"><text:span text:style-name="T10">});</text:span></text:span></text:p>
      <text:p text:style-name="P29"/>
      <text:p text:style-name="P49"/>
      <text:p text:style-name="P40">Instalar <text:span text:style-name="T40">y configurar Toastr</text:span></text:p>
      <text:p text:style-name="P40"/>
      <text:p text:style-name="P52">Info:</text:p>
      <text:p text:style-name="P42"/>
      <text:p text:style-name="P34"><text:a xlink:type="simple" xlink:href="https://github.com/scttcper/ngx-toastr?tab=readme-ov-file" text:style-name="Internet_20_link" text:visited-style-name="Visited_20_Internet_20_Link"><text:span text:style-name="T38">https://github.com/scttcper/ngx-toastr?tab=readme-ov-file</text:span></text:a></text:p>
      <text:p text:style-name="P41"/>
      <text:p text:style-name="P51">Instalar: <text:span text:style-name="T19">npm install ngx-toastr --save</text:span></text:p>
      <text:p text:style-name="P51"/>
      <text:p text:style-name="P51">Añadir a styles.scss:</text:p>
      <text:p text:style-name="P51"/>
      <text:p text:style-name="P33"><text:span text:style-name="T38">//</text:span> <text:span text:style-name="T38">Alertas Toastr: https://github.com/scttcper/ngx-toastr?tab=readme-ov-file</text:span></text:p>
      <text:p text:style-name="P35">@import 'ngx-toastr/toastr';</text:p>
      <text:p text:style-name="P35">@import 'ngx-toastr/toastr-bs5-alert'; <text:span text:style-name="T38">//</text:span> <text:span text:style-name="T38">Cambiar dependiendo de la versión de BootStrap que usemos</text:span></text:p>
      <text:p text:style-name="P37"/>
      <text:p text:style-name="P35">.toast-success {</text:p>
      <text:p text:style-name="P37">    <text:span text:style-name="T20">background-color: #d4ffd4 !important;</text:span></text:p>
      <text:p text:style-name="P35">}</text:p>
      <text:p text:style-name="P35">.toast-error {</text:p>
      <text:p text:style-name="P37">    <text:span text:style-name="T20">background-color: #FFEEF3 !important;</text:span></text:p>
      <text:p text:style-name="P35">}</text:p>
      <text:p text:style-name="P35">.toast-info {</text:p>
      <text:p text:style-name="P37">    <text:span text:style-name="T20">background-color: #b6e4ff !important;</text:span></text:p>
      <text:p text:style-name="P35">}</text:p>
      <text:p text:style-name="P35">.toast-warning {</text:p>
      <text:p text:style-name="P37">    <text:span text:style-name="T20">background-color: #ffe1b6 !important;</text:span></text:p>
      <text:p text:style-name="P35">}</text:p>
      <text:p text:style-name="P33"/>
      <text:p text:style-name="P50">Añadir a app.module.ts:</text:p>
      <text:p text:style-name="P31"/>
      <text:p text:style-name="P36">ToastrModule.forRoot(), </text:p>
      <text:p text:style-name="P31"><text:soft-page-break/></text:p>
      <text:p text:style-name="P56">Instalar <text:span text:style-name="T40">y configurar </text:span><text:span text:style-name="T41">LaravelPermission</text:span></text:p>
      <text:p text:style-name="P56"/>
      <text:p text:style-name="P54"><text:span text:style-name="Source_20_Text"><text:span text:style-name="T34">composer require spatie/laravel-permission</text:span></text:span></text:p>
      <text:p text:style-name="P54"><text:span text:style-name="Source_20_Text"><text:span text:style-name="T34"/></text:span></text:p>
      <text:p text:style-name="P54"><text:span text:style-name="Source_20_Text"><text:span text:style-name="T34">php artisan vendor:publish --provider="Spatie\Permission\PermissionServiceProvider"</text:span></text:span></text:p>
      <text:p text:style-name="P54"><text:span text:style-name="Source_20_Text"><text:span text:style-name="T34"/></text:span></text:p>
      <text:p text:style-name="P54"><text:span text:style-name="Source_20_Text"><text:span text:style-name="T33">php artisan config:clear</text:span></text:span></text:p>
      <text:p text:style-name="P54"><text:span text:style-name="Source_20_Text"><text:span text:style-name="T33"/></text:span></text:p>
      <text:p text:style-name="P54"><text:span text:style-name="Source_20_Text"><text:span text:style-name="T33">php artisan migrate</text:span></text:span></text:p>
      <text:p text:style-name="P54"><text:span text:style-name="Source_20_Text"><text:span text:style-name="T33"/></text:span></text:p>
      <text:p text:style-name="P54"><text:span text:style-name="Source_20_Text"><text:span text:style-name="T34"/></text:span></text:p>
      <text:p text:style-name="P54"><text:span text:style-name="Source_20_Text"/></text:p>
      <text:p text:style-name="P56"/>
      <text:p text:style-name="P31"/>
      <text:p text:style-name="P31"/>
      <text:p text:style-name="P31"/>
      <text:p text:style-name="P27"/>
      <text:p text:style-name="P17"/>
      <text:p text:style-name="P11">Levantar servidor frontend (Angular)</text:p>
      <text:p text:style-name="P20"/>
      <text:p text:style-name="P30">ng serve</text:p>
      <text:p text:style-name="P8"/>
      <text:p text:style-name="P8"/>
      <text:p text:style-name="P7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Himalaya" svg:font-family="'Microsoft Himalaya'" style:font-pitch="variable"/>
    <style:font-face style:name="Microsoft JhengHei Light" svg:font-family="'Microsoft JhengHei Light'" style:font-family-generic="swiss" style:font-pitch="variable"/>
    <style:font-face style:name="Microsoft JhengHei UI Light" svg:font-family="'Microsoft JhengHei UI Light'" style:font-adornments="Regular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08T21:03:51.397000000</dc:date>
    <meta:editing-duration>PT1H21M39S</meta:editing-duration>
    <meta:editing-cycles>18</meta:editing-cycles>
    <meta:generator>LibreOffice/7.3.0.3$Windows_X86_64 LibreOffice_project/0f246aa12d0eee4a0f7adcefbf7c878fc2238db3</meta:generator>
    <meta:document-statistic meta:table-count="0" meta:image-count="0" meta:object-count="0" meta:page-count="7" meta:paragraph-count="207" meta:word-count="563" meta:character-count="5518" meta:non-whitespace-character-count="4588"/>
  </office:meta>
</office:document-meta>
</file>